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87cm" fo:min-width="5.977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8.13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477cm" svg:height="3.937cm" svg:x="2.524cm" svg:y="3.54cm">
          <text:p text:style-name="P1">Definition, a unique <text:line-break/>numeric valu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8.636cm" svg:height="1.397cm" svg:x="6.969cm" svg:y="8.239cm">
          <text:p text:style-name="P1">Definition text, lang 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8.636cm" svg:height="1.397cm" svg:x="6.969cm" svg:y="11.922cm">
          <text:p text:style-name="P1">Definition text, lang 2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8.636cm" svg:height="1.397cm" svg:x="7.096cm" svg:y="15.732cm">
          <text:p text:style-name="P1">Definition text, lang 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8.636cm" svg:height="1.397cm" svg:x="11.033cm" svg:y="10.017cm">
          <text:p text:style-name="P1">Top word, lang 1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8.636cm" svg:height="1.397cm" svg:x="11.033cm" svg:y="13.954cm">
          <text:p text:style-name="P1">Top word, lang 2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8.636cm" svg:height="1.397cm" svg:x="11.16cm" svg:y="17.764cm">
          <text:p text:style-name="P1">Top word, lang 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762cm" svg:y1="7.477cm" svg:x2="6.969cm" svg:y2="8.937cm" draw:start-shape="id1" draw:start-glue-point="2" draw:end-shape="id2" svg:d="M5762 7477v1460h1207" svg:viewBox="0 0 1208 1461">
          <text:p/>
        </draw:connector>
        <draw:connector draw:style-name="gr3" draw:text-style-name="P2" draw:layer="layout" svg:x1="15.605cm" svg:y1="8.937cm" svg:x2="19.669cm" svg:y2="10.715cm" draw:start-shape="id2" draw:end-shape="id3" svg:d="M15605 8937h4565v1778h-501" svg:viewBox="0 0 4566 1779">
          <text:p/>
        </draw:connector>
        <draw:connector draw:style-name="gr3" draw:text-style-name="P2" draw:layer="layout" svg:x1="5.762cm" svg:y1="7.477cm" svg:x2="6.969cm" svg:y2="12.62cm" draw:start-shape="id1" draw:start-glue-point="2" draw:end-shape="id4" draw:end-glue-point="3" svg:d="M5762 7477v5143h1207" svg:viewBox="0 0 1208 5144">
          <text:p/>
        </draw:connector>
        <draw:connector draw:style-name="gr3" draw:text-style-name="P2" draw:layer="layout" svg:x1="15.605cm" svg:y1="12.62cm" svg:x2="19.669cm" svg:y2="14.652cm" draw:start-shape="id4" draw:start-glue-point="1" draw:end-shape="id5" svg:d="M15605 12620h4565v2032h-501" svg:viewBox="0 0 4566 2033">
          <text:p/>
        </draw:connector>
        <draw:connector draw:style-name="gr3" draw:text-style-name="P2" draw:layer="layout" svg:x1="5.762cm" svg:y1="7.477cm" svg:x2="7.096cm" svg:y2="16.43cm" draw:start-shape="id1" draw:start-glue-point="2" draw:end-shape="id6" draw:end-glue-point="3" svg:d="M5762 7477v8953h1334" svg:viewBox="0 0 1335 8954">
          <text:p/>
        </draw:connector>
        <draw:connector draw:style-name="gr3" draw:text-style-name="P2" draw:layer="layout" svg:x1="15.732cm" svg:y1="16.43cm" svg:x2="19.796cm" svg:y2="18.462cm" draw:start-shape="id6" draw:start-glue-point="1" draw:end-shape="id7" draw:end-glue-point="1" svg:d="M15732 16430h4565v2032h-501" svg:viewBox="0 0 4566 2033">
          <text:p/>
        </draw:connector>
        <draw:custom-shape draw:style-name="gr1" draw:text-style-name="P1" xml:id="id8" draw:id="id8" draw:layer="layout" svg:width="6.477cm" svg:height="3.937cm" svg:x="12.049cm" svg:y="3.54cm">
          <text:p text:style-name="P1">Closely related <text:line-break/>definition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9.001cm" svg:y1="5.508cm" svg:x2="12.049cm" svg:y2="5.508cm" draw:start-shape="id1" draw:start-glue-point="1" draw:end-shape="id8" draw:end-glue-point="3" svg:d="M9001 5508h3048" svg:viewBox="0 0 304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8T10:54:33.159516401</meta:creation-date>
    <dc:date>2020-06-18T11:14:39.571270515</dc:date>
    <meta:editing-duration>PT14M44S</meta:editing-duration>
    <meta:editing-cycles>3</meta:editing-cycles>
    <meta:generator>LibreOffice/5.2.5.1$MacOSX_X86_64 LibreOffice_project/0312e1a284a7d50ca85a365c316c7abbf20a4d22</meta:generator>
    <meta:document-statistic meta:object-count="15"/>
  </office:meta>
</office:document-meta>
</file>